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ckingApplicationContextFailureProcessor.LoadFailure( ApplicationContext context ,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ackingApplicationContextFailureProcessor.processLoadFailure( ApplicationContext context ,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